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4cm" svg:height="7.4cm" svg:x="12cm" svg:y="5.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184cm" svg:height="1.583cm" svg:x="15cm" svg:y="10.617cm">
          <draw:text-box>
            <text:p text:style-name="P2"><text:span text:style-name="T1">T</text:span><text:span text:style-name="T2">i</text:span></text:p>
          </draw:text-box>
        </draw:frame>
        <draw:frame draw:style-name="gr2" draw:layer="layout" svg:width="1.184cm" svg:height="1.583cm" svg:x="15.016cm" svg:y="8.2cm">
          <draw:text-box>
            <text:p text:style-name="P2"><text:span text:style-name="T1">T</text:span><text:span text:style-name="T2">i</text:span></text:p>
          </draw:text-box>
        </draw:frame>
        <draw:frame draw:style-name="gr2" draw:layer="layout" svg:width="1.184cm" svg:height="1.583cm" svg:x="15cm" svg:y="5.6cm">
          <draw:text-box>
            <text:p text:style-name="P2"><text:span text:style-name="T1">T</text:span><text:span text:style-name="T2">i</text:span></text:p>
          </draw:text-box>
        </draw:frame>
        <draw:frame draw:style-name="gr2" draw:layer="layout" svg:width="1.184cm" svg:height="1.583cm" svg:x="12.216cm" svg:y="8.2cm">
          <draw:text-box>
            <text:p text:style-name="P2"><text:span text:style-name="T1">T</text:span><text:span text:style-name="T2">i</text:span></text:p>
          </draw:text-box>
        </draw:frame>
        <draw:frame draw:style-name="gr2" draw:layer="layout" svg:width="1.184cm" svg:height="1.583cm" svg:x="17.816cm" svg:y="8.217cm">
          <draw:text-box>
            <text:p text:style-name="P2"><text:span text:style-name="T1">T</text:span><text:span text:style-name="T2">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13:21:54.894975373</meta:creation-date>
    <dc:date>2015-09-27T13:35:02.477577974</dc:date>
    <meta:editing-duration>P0D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